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epSeek-CJK-patch" svg:font-family="DeepSeek-CJK-patch, Inter, system-ui, apple-system, BlinkMacSystemFont, 'Segoe UI', Roboto, 'Noto Sans', Ubuntu, Cantarell, 'Helvetica Neue', Oxygen, 'Open Sans', sans-serif"/>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officeooo:paragraph-rsid="001628a9"/>
    </style:style>
    <style:style style:name="P2" style:family="paragraph" style:parent-style-name="Standard">
      <style:paragraph-properties fo:text-align="justify" style:justify-single-word="false"/>
      <style:text-properties officeooo:rsid="00173d8f" officeooo:paragraph-rsid="00173d8f"/>
    </style:style>
    <style:style style:name="P3" style:family="paragraph" style:parent-style-name="Text_20_body">
      <style:text-properties officeooo:rsid="00173d8f" officeooo:paragraph-rsid="00173d8f"/>
    </style:style>
    <style:style style:name="P4" style:family="paragraph" style:parent-style-name="Text_20_body">
      <style:text-properties officeooo:rsid="0018e8de" officeooo:paragraph-rsid="0018e8de"/>
    </style:style>
    <style:style style:name="P5" style:family="paragraph" style:parent-style-name="Text_20_body">
      <style:text-properties officeooo:rsid="001a2b8a" officeooo:paragraph-rsid="001a2b8a"/>
    </style:style>
    <style:style style:name="P6" style:family="paragraph" style:parent-style-name="Text_20_body">
      <style:text-properties officeooo:rsid="001a2b8a" officeooo:paragraph-rsid="002802c9"/>
    </style:style>
    <style:style style:name="P7" style:family="paragraph" style:parent-style-name="Text_20_body">
      <style:text-properties fo:font-weight="bold" officeooo:rsid="001c7ea2" officeooo:paragraph-rsid="001c7ea2" style:font-weight-asian="bold" style:font-weight-complex="bold"/>
    </style:style>
    <style:style style:name="P8" style:family="paragraph" style:parent-style-name="Text_20_body">
      <style:text-properties officeooo:rsid="001fdb8c" officeooo:paragraph-rsid="001fdb8c"/>
    </style:style>
    <style:style style:name="P9" style:family="paragraph" style:parent-style-name="Text_20_body">
      <style:text-properties fo:color="#c9211e" loext:opacity="100%" officeooo:rsid="0027a802" officeooo:paragraph-rsid="0027a802"/>
    </style:style>
    <style:style style:name="P10" style:family="paragraph" style:parent-style-name="Text_20_body">
      <style:text-properties fo:color="#c9211e" loext:opacity="100%" officeooo:rsid="00296de1" officeooo:paragraph-rsid="00296de1"/>
    </style:style>
    <style:style style:name="P11" style:family="paragraph" style:parent-style-name="Text_20_body">
      <style:text-properties fo:color="#c9211e" loext:opacity="100%" fo:font-weight="bold" officeooo:rsid="002fceee" officeooo:paragraph-rsid="002fceee" style:font-weight-asian="bold" style:font-weight-complex="bold"/>
    </style:style>
    <style:style style:name="P12" style:family="paragraph" style:parent-style-name="Text_20_body">
      <style:text-properties officeooo:rsid="0025a973" officeooo:paragraph-rsid="0025a973"/>
    </style:style>
    <style:style style:name="P13" style:family="paragraph" style:parent-style-name="Text_20_body">
      <style:text-properties officeooo:rsid="0025a973" officeooo:paragraph-rsid="0026da24"/>
    </style:style>
    <style:style style:name="P14" style:family="paragraph" style:parent-style-name="Standard">
      <style:paragraph-properties style:line-height-at-least="0.503cm"/>
      <style:text-properties fo:color="#cccccc" loext:opacity="100%" style:font-name="Droid Sans Mono" fo:font-size="10.5pt" fo:font-weight="normal" fo:background-color="#1f1f1f"/>
    </style:style>
    <style:style style:name="P15" style:family="paragraph" style:parent-style-name="Standard">
      <style:text-properties officeooo:rsid="0022037e" officeooo:paragraph-rsid="0022037e"/>
    </style:style>
    <style:style style:name="P16" style:family="paragraph" style:parent-style-name="Standard">
      <style:text-properties officeooo:rsid="002401ef" officeooo:paragraph-rsid="002401ef"/>
    </style:style>
    <style:style style:name="P17" style:family="paragraph" style:parent-style-name="Text_20_body">
      <style:text-properties officeooo:rsid="002401ef" officeooo:paragraph-rsid="002401ef"/>
    </style:style>
    <style:style style:name="P18" style:family="paragraph" style:parent-style-name="Standard">
      <style:paragraph-properties fo:text-align="start" style:justify-single-word="false"/>
    </style:style>
    <style:style style:name="P19" style:family="paragraph" style:parent-style-name="Standard">
      <style:text-properties officeooo:paragraph-rsid="0025d7e7"/>
    </style:style>
    <style:style style:name="P20" style:family="paragraph" style:parent-style-name="Standard">
      <style:paragraph-properties fo:text-align="start" style:justify-single-word="false"/>
      <style:text-properties officeooo:rsid="0026da24" officeooo:paragraph-rsid="0026da24"/>
    </style:style>
    <style:style style:name="P21" style:family="paragraph" style:parent-style-name="Text_20_body">
      <style:text-properties officeooo:rsid="0026da24" officeooo:paragraph-rsid="002779b8"/>
    </style:style>
    <style:style style:name="P22" style:family="paragraph" style:parent-style-name="Standard">
      <style:text-properties officeooo:paragraph-rsid="0026da24"/>
    </style:style>
    <style:style style:name="P23" style:family="paragraph" style:parent-style-name="Text_20_body">
      <style:text-properties fo:font-weight="normal" officeooo:rsid="001ab8ff" officeooo:paragraph-rsid="001ab8ff" style:font-weight-asian="normal" style:font-weight-complex="normal"/>
    </style:style>
    <style:style style:name="P24" style:family="paragraph" style:parent-style-name="Text_20_body">
      <style:text-properties officeooo:rsid="002779b8" officeooo:paragraph-rsid="002779b8"/>
    </style:style>
    <style:style style:name="P25" style:family="paragraph" style:parent-style-name="Text_20_body">
      <style:text-properties officeooo:rsid="0027a802" officeooo:paragraph-rsid="0027a802"/>
    </style:style>
    <style:style style:name="P26" style:family="paragraph" style:parent-style-name="Text_20_body">
      <style:text-properties officeooo:rsid="00296de1" officeooo:paragraph-rsid="00296de1"/>
    </style:style>
    <style:style style:name="P27" style:family="paragraph" style:parent-style-name="Text_20_body">
      <style:text-properties style:text-underline-style="solid" style:text-underline-width="auto" style:text-underline-color="font-color" officeooo:rsid="00296de1" officeooo:paragraph-rsid="00296de1"/>
    </style:style>
    <style:style style:name="P28" style:family="paragraph" style:parent-style-name="Heading_20_1">
      <style:text-properties fo:color="#c9211e" loext:opacity="100%" officeooo:rsid="0021f5cb" officeooo:paragraph-rsid="0021f5cb"/>
    </style:style>
    <style:style style:name="P29" style:family="paragraph" style:parent-style-name="Heading_20_1">
      <style:text-properties officeooo:rsid="0025a973" officeooo:paragraph-rsid="0025a973"/>
    </style:style>
    <style:style style:name="P30" style:family="paragraph" style:parent-style-name="Heading_20_1">
      <style:text-properties officeooo:paragraph-rsid="001a2b8a"/>
    </style:style>
    <style:style style:name="P31" style:family="paragraph" style:parent-style-name="Heading_20_2">
      <style:text-properties officeooo:rsid="001a2b8a" officeooo:paragraph-rsid="001a2b8a"/>
    </style:style>
    <style:style style:name="P32" style:family="paragraph" style:parent-style-name="Heading_20_3"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WWNum9">
      <style:paragraph-properties fo:text-align="justify" style:justify-single-word="false"/>
      <style:text-properties officeooo:paragraph-rsid="00144d3e"/>
    </style:style>
    <style:style style:name="P38" style:family="paragraph" style:parent-style-name="Text_20_body">
      <style:text-properties officeooo:rsid="00306821" officeooo:paragraph-rsid="00306821"/>
    </style:style>
    <style:style style:name="P39" style:family="paragraph" style:parent-style-name="Title" style:list-style-name="WWNum9">
      <style:text-properties officeooo:rsid="001628a9" officeooo:paragraph-rsid="001628a9"/>
    </style:style>
    <style:style style:name="T1" style:family="text">
      <style:text-properties officeooo:rsid="0018e8de"/>
    </style:style>
    <style:style style:name="T2" style:family="text">
      <style:text-properties officeooo:rsid="001a2b8a"/>
    </style:style>
    <style:style style:name="T3" style:family="text">
      <style:text-properties fo:font-weight="bold" style:font-weight-asian="bold" style:font-weight-complex="bold"/>
    </style:style>
    <style:style style:name="T4" style:family="text">
      <style:text-properties fo:font-weight="bold" officeooo:rsid="001ab8ff" style:font-weight-asian="bold" style:font-weight-complex="bold"/>
    </style:style>
    <style:style style:name="T5" style:family="text">
      <style:text-properties officeooo:rsid="001ab8ff"/>
    </style:style>
    <style:style style:name="T6" style:family="text">
      <style:text-properties fo:font-weight="normal" style:font-weight-asian="normal" style:font-weight-complex="normal"/>
    </style:style>
    <style:style style:name="T7" style:family="text">
      <style:text-properties fo:font-weight="normal" officeooo:rsid="001ab8ff" style:font-weight-asian="normal" style:font-weight-complex="normal"/>
    </style:style>
    <style:style style:name="T8" style:family="text">
      <style:text-properties fo:font-weight="normal" officeooo:rsid="001eb2a2" style:font-weight-asian="normal" style:font-weight-complex="normal"/>
    </style:style>
    <style:style style:name="T9" style:family="text">
      <style:text-properties fo:font-weight="normal" officeooo:rsid="0025d7e7" style:font-weight-asian="normal" style:font-weight-complex="normal"/>
    </style:style>
    <style:style style:name="T10" style:family="text">
      <style:text-properties fo:font-weight="normal" officeooo:rsid="0026da24" style:font-weight-asian="normal" style:font-weight-complex="normal"/>
    </style:style>
    <style:style style:name="T11" style:family="text">
      <style:text-properties fo:font-weight="normal" officeooo:rsid="002802c9" style:font-weight-asian="normal" style:font-weight-complex="normal"/>
    </style:style>
    <style:style style:name="T12" style:family="text">
      <style:text-properties officeooo:rsid="0022037e"/>
    </style:style>
    <style:style style:name="T13" style:family="text">
      <style:text-properties officeooo:rsid="002401ef"/>
    </style:style>
    <style:style style:name="T14" style:family="text">
      <style:text-properties officeooo:rsid="0025a973"/>
    </style:style>
    <style:style style:name="T15" style:family="text">
      <style:text-properties fo:font-variant="normal" fo:text-transform="none" fo:color="#404040" loext:opacity="100%" style:font-name="DeepSeek-CJK-patch" fo:font-size="13.5pt" fo:letter-spacing="normal" fo:font-style="normal" fo:font-weight="bold" style:font-weight-asian="bold" style:font-weight-complex="bold"/>
    </style:style>
    <style:style style:name="T16" style:family="text">
      <style:text-properties officeooo:rsid="0025d7e7"/>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officeooo:rsid="0025d7e7" style:font-weight-asian="normal" style:font-weight-complex="normal"/>
    </style:style>
    <style:style style:name="T19" style:family="text">
      <style:text-properties officeooo:rsid="0026da24"/>
    </style:style>
    <style:style style:name="T20" style:family="text">
      <style:text-properties fo:color="#c9211e" loext:opacity="100%"/>
    </style:style>
    <style:style style:name="T21" style:family="text">
      <style:text-properties officeooo:rsid="002779b8"/>
    </style:style>
    <style:style style:name="T22" style:family="text">
      <style:text-properties officeooo:rsid="0027a802"/>
    </style:style>
    <style:style style:name="T23" style:family="text">
      <style:text-properties officeooo:rsid="00296de1"/>
    </style:style>
    <style:style style:name="T24" style:family="text">
      <style:text-properties officeooo:rsid="002aef26"/>
    </style:style>
    <style:style style:name="T25" style:family="text">
      <style:text-properties officeooo:rsid="002e1690"/>
    </style:style>
    <style:style style:name="T26" style:family="text">
      <style:text-properties officeooo:rsid="0031124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58451359" text:style-name="WWNum9">
        <text:list-item>
          <text:list>
            <text:list-item>
              <text:p text:style-name="P39">DENİZ BALCI DEĞERLENDİRME RAPORU</text:p>
            </text:list-item>
          </text:list>
        </text:list-item>
      </text:list>
      <text:h text:style-name="P28" text:outline-level="1">NOT:CUMARTESİ ATTIĞINIZ MAİLİ ,PAZARTESİ GÖRME ŞANSIM OLDU.LÜTFEN DEĞERLENDİRME YAPARKEN <text:s/>BUNU GÖZ ÖNÜNE ALABİLİRMİSİNİZ!</text:h>
      <text:h text:style-name="Heading_20_1" text:outline-level="1">Problemin Tanımı ve Amacı</text:h>
      <text:p text:style-name="Standard">Elimizdeki 5-6-18 numaralı 3 bataryanın sahip olduğu veriler ve değişkenlerle durum Tahmini (State of Health - SoH) ve Şarj Durumu (State of Charge - SoC) değerlerini tahmin etmek için 2 farklı model geliştirmek istiyoruz.</text:p>
      <text:p text:style-name="P1"/>
      <text:p text:style-name="P1">SoH genellikle pilin mevcut kapasitesinin başlangıç kapasitesine oranı olarak hesaplanır.</text:p>
      <text:p text:style-name="P1"/>
      <text:p text:style-name="P15">SOH=CURRENT/İNİTİAL</text:p>
      <text:p text:style-name="P15"/>
      <text:p text:style-name="Standard">1. current: pilin şu anki kapasitesi (genellikle amper-saat cinsinden),</text:p>
      <text:p text:style-name="Standard">2. initial: pilin yeni iken kapasitesi.</text:p>
      <text:p text:style-name="P15"/>
      <text:p text:style-name="P15">SoC, bir pilin ne kadar "dolu" olduğunu gösteren bir değerdir.</text:p>
      <text:p text:style-name="P15"/>
      <text:p text:style-name="Standard">SOC=<text:span text:style-name="T12">VMEASURED</text:span>/<text:span text:style-name="T12">VMAX</text:span> </text:p>
      <text:p text:style-name="Standard"/>
      <text:p text:style-name="Standard">1. vmeasured :anlık ölçülen pil voltajı,</text:p>
      <text:p text:style-name="Standard">2. vmax: pilin tam dolu</text:p>
      <text:p text:style-name="P15"/>
      <text:h text:style-name="P29" text:outline-level="1">VERİ ANALİZİ VE MODELLEME</text:h>
      <text:p text:style-name="P12">Bütün süreci <text:s/>jupyter notebook’u üzerinden<text:span text:style-name="T16">de</text:span> inceleyebilirsiniz.</text:p>
      <text:p text:style-name="P12">https://github.com/SirmaXX/yed_mulakat/blob/main/verianalizi/dataanalysis.ipynb</text:p>
      <text:h text:style-name="Heading_20_2" text:outline-level="2">Veri Seti ve Ön İşleme Adımları</text:h>
      <text:p text:style-name="P16">İlk olarak literatür taraması ve kullanılan yöntemleri inceledim.<text:span text:style-name="T16">(Alan hakkında bilgi sahibi değildim)</text:span></text:p>
      <text:p text:style-name="P16"/>
      <text:p text:style-name="P16">İncelediğim çalışmalar </text:p>
      <text:p text:style-name="P16"/>
      <text:p text:style-name="Standard">1. https://dergipark.org.tr/tr/download/article-file/4554402 </text:p>
      <text:p text:style-name="Standard">2. https://github.com/MoHoss007/Li-Ion-Battery-SOC-SOH-Prediction/tree/main/dataset/raw</text:p>
      <text:p text:style-name="Standard">3. https://www.mdpi.com/2227-9717/11/3/678</text:p>
      <text:p text:style-name="P14"/>
      <text:p text:style-name="P16"/>
      <text:p text:style-name="P16"/>
      <text:p text:style-name="P16"><text:soft-page-break/>Online matlab üzerinde olarak <text:s/>verilerini inceledim .(Değişkenlerim neler ,hangi tiplere sahipler vb incelemeler yaptım).</text:p>
      <text:p text:style-name="P16"/>
      <text:p text:style-name="P16">Ardından aşağıdaki scripti kullanarak onu python üzerinden kullanılabilir hale getirdim.</text:p>
      <text:p text:style-name="P16"><text:a xlink:type="simple" xlink:href="https://github.com/SirmaXX/yed_mulakat/blob/main/verianalizi/dataset/data_to_csv.py" text:style-name="Internet_20_link" text:visited-style-name="Visited_20_Internet_20_Link">https://github.com/SirmaXX/yed_mulakat/blob/main/verianalizi/dataset/data_to_csv.py</text:a></text:p>
      <text:p text:style-name="P16"/>
      <text:p text:style-name="P16">.<text:span text:style-name="T14">mat dosyasını csv’ye dönüştürdüm.</text:span></text:p>
      <text:p text:style-name="P16"/>
      <text:list text:style-name="L1">
        <text:list-item>
          <text:list>
            <text:list-item>
              <text:list>
                <text:list-header>
                  <text:h text:style-name="P32" text:outline-level="3"><text:span text:style-name="Strong_20_Emphasis"><text:span text:style-name="T15">Veri Yapısı</text:span></text:span></text:h>
                </text:list-header>
              </text:list>
            </text:list-item>
          </text:list>
        </text:list-item>
      </text:list>
      <text:p text:style-name="Standard"><text:span text:style-name="Strong_20_Emphasis">Cycle</text:span></text:p>
      <text:p text:style-name="Standard">Akünün geçmişinde geçirdiği şarj-deşarj döngülerinin sayısını gösterir.</text:p>
      <text:list text:style-name="L2">
        <text:list-item>
          <text:p text:style-name="P33"><text:span text:style-name="Strong_20_Emphasis">type</text:span>: İşlem türü (şarj, deşarj veya empedans).</text:p>
        </text:list-item>
        <text:list-item>
          <text:p text:style-name="P33"><text:span text:style-name="Strong_20_Emphasis">ambient_temperature</text:span>: Ortam sıcaklığı (°C).</text:p>
        </text:list-item>
        <text:list-item>
          <text:p text:style-name="P33"><text:span text:style-name="Strong_20_Emphasis">time</text:span>: Döngünün başladığı tarih ve saat (MATLAB tarih vektörü formatında).</text:p>
        </text:list-item>
        <text:list-item>
          <text:p text:style-name="P33"><text:span text:style-name="Strong_20_Emphasis">data</text:span>: Ölçümleri içeren veri yapısı.</text:p>
        </text:list-item>
      </text:list>
      <text:p text:style-name="Standard"/>
      <text:p text:style-name="Standard"><text:span text:style-name="Strong_20_Emphasis">Şarj Durumundaki Değişkenler</text:span></text:p>
      <text:list text:style-name="L3">
        <text:list-item>
          <text:p text:style-name="P34"><text:span text:style-name="Strong_20_Emphasis">Voltage_measured</text:span>: Akünün ölçülen gerçek çıkış voltajı (V).</text:p>
        </text:list-item>
        <text:list-item>
          <text:p text:style-name="P34"><text:span text:style-name="Strong_20_Emphasis">Current_measured</text:span>: Akünün ölçülen gerçek çıkış akımı (A).</text:p>
        </text:list-item>
        <text:list-item>
          <text:p text:style-name="P34"><text:span text:style-name="Strong_20_Emphasis">Temperature_measured</text:span>: Akünün iç sıcaklığı (°C).</text:p>
        </text:list-item>
        <text:list-item>
          <text:p text:style-name="P34"><text:span text:style-name="Strong_20_Emphasis">Current_charge</text:span>: Yükte ölçülen akım (A).</text:p>
        </text:list-item>
        <text:list-item>
          <text:p text:style-name="P34"><text:span text:style-name="Strong_20_Emphasis">Voltage_charge</text:span>: Yükte ölçülen voltaj (V).</text:p>
        </text:list-item>
        <text:list-item>
          <text:p text:style-name="P34"><text:span text:style-name="Strong_20_Emphasis">Time</text:span>: Döngü için zaman vektörü (saniye).</text:p>
        </text:list-item>
      </text:list>
      <text:p text:style-name="Standard"/>
      <text:p text:style-name="Standard"><text:span text:style-name="Strong_20_Emphasis">Deşarj Durumundaki Değişkenler</text:span></text:p>
      <text:list text:style-name="L4">
        <text:list-item>
          <text:p text:style-name="P35"><text:span text:style-name="Strong_20_Emphasis">Voltage_measured</text:span>: Akünün ölçülen gerçek çıkış voltajı (V).</text:p>
        </text:list-item>
        <text:list-item>
          <text:p text:style-name="P35"><text:span text:style-name="Strong_20_Emphasis">Current_measured</text:span>: Akünün ölçülen gerçek çıkış akımı (A).</text:p>
        </text:list-item>
        <text:list-item>
          <text:p text:style-name="P35"><text:span text:style-name="Strong_20_Emphasis">Temperature_measured</text:span>: Akünün iç sıcaklığı (°C).</text:p>
        </text:list-item>
        <text:list-item>
          <text:p text:style-name="P35"><text:span text:style-name="Strong_20_Emphasis">Current_charge</text:span>: Yükte ölçülen akım (A).</text:p>
        </text:list-item>
        <text:list-item>
          <text:p text:style-name="P35"><text:span text:style-name="Strong_20_Emphasis">Voltage_charge</text:span>: Yükte ölçülen voltaj (V).</text:p>
        </text:list-item>
        <text:list-item>
          <text:p text:style-name="P35"><text:span text:style-name="Strong_20_Emphasis">Time</text:span>: Döngü için zaman vektörü (saniye).</text:p>
        </text:list-item>
        <text:list-item>
          <text:p text:style-name="P35"><text:span text:style-name="Strong_20_Emphasis">Capacity</text:span>: 2,7V'a kadar deşarj için pil kapasitesi (Ahr).</text:p>
        </text:list-item>
      </text:list>
      <text:p text:style-name="Standard"/>
      <text:p text:style-name="Standard"><text:span text:style-name="Strong_20_Emphasis">Empedans Durumundaki Değişkenler</text:span></text:p>
      <text:list text:style-name="L5">
        <text:list-item>
          <text:p text:style-name="P36"><text:span text:style-name="Strong_20_Emphasis">Sense_current</text:span>: Duyu dalındaki akım (A).</text:p>
        </text:list-item>
        <text:list-item>
          <text:p text:style-name="P36"><text:span text:style-name="Strong_20_Emphasis">Battery_current</text:span>: Akü kolundaki akım (A).</text:p>
        </text:list-item>
        <text:list-item>
          <text:p text:style-name="P36"><text:span text:style-name="Strong_20_Emphasis">Current_ratio</text:span>: Akımların oranı.</text:p>
        </text:list-item>
        <text:list-item>
          <text:p text:style-name="P36"><text:span text:style-name="Strong_20_Emphasis">Battery_impedance</text:span>: Ham verilerden hesaplanan akü empedansı (Ohm).</text:p>
        </text:list-item>
        <text:list-item>
          <text:p text:style-name="P36"><text:span text:style-name="Strong_20_Emphasis">Rectified_impedance</text:span>: Kalibre edilmiş ve düzeltilmiş akü empedansı (Ohm).</text:p>
        </text:list-item>
        <text:list-item>
          <text:p text:style-name="P36"><text:span text:style-name="Strong_20_Emphasis">Re</text:span>: Tahmini elektrolit direnci (Ohm).</text:p>
        </text:list-item>
        <text:list-item>
          <text:p text:style-name="P36"><text:span text:style-name="Strong_20_Emphasis">Rct</text:span>: Tahmini şarj aktarım direnci (Ohm).</text:p>
        </text:list-item>
      </text:list>
      <text:p text:style-name="Standard"/>
      <text:p text:style-name="Standard"/>
      <text:p text:style-name="P19"><text:span text:style-name="T6">Batarya verilerini işlemek için ,bir pilin şarj-deşarj döngülerine ait zaman serisi verilerini işleyerek </text:span><text:span text:style-name="Strong_20_Emphasis"><text:span text:style-name="T6">makine öğrenimi modeli eğitimi için uygun şekilde pencereleme yaparak eğitim ,test ve doğrulama verisetlerini </text:span></text:span><text:span text:style-name="Strong_20_Emphasis"><text:span text:style-name="T9">oluşturmak için “</text:span></text:span><text:span text:style-name="Strong_20_Emphasis"><text:span text:style-name="T6">generate_sequences(data, window_size) fonksiyonunu güncelledim.</text:span></text:span><text:span text:style-name="Strong_20_Emphasis"><text:span text:style-name="T18">(fonksiyon :</text:span></text:span><text:a xlink:type="simple" xlink:href="https://github.com/MoHoss007/" text:style-name="Internet_20_link" text:visited-style-name="Visited_20_Internet_20_Link"><text:span text:style-name="Strong_20_Emphasis"><text:span text:style-name="T18">https://github.com/MoHoss007/</text:span></text:span></text:a><text:span text:style-name="Strong_20_Emphasis"><text:span text:style-name="T18"> adlı hesaba ait)</text:span></text:span></text:p>
      <text:p text:style-name="P19"><text:span text:style-name="Strong_20_Emphasis"><text:span text:style-name="T18"/></text:span></text:p>
      <text:p text:style-name="Standard"><text:span text:style-name="Strong_20_Emphasis"><text:span text:style-name="T9">Ve fonksiyon içerisinde soh ve soc hesaplarını eğitim verisetime ekledim.</text:span></text:span><text:span text:style-name="Strong_20_Emphasis"><text:span text:style-name="T20">(Çünkü tahmin yapabilmek adına y değişkenlerine ihtiyacım vardı.Bunu bir regresyon problemi olarak ele </text:span></text:span><text:soft-page-break/><text:span text:style-name="Strong_20_Emphasis"><text:span text:style-name="T20">aldım.Vakit olduğunda zaman serisi veya deney tasarımı <text:s/>methodlarınıda inceleyerek daha güzel inceleme yapabilirim.)!</text:span></text:span></text:p>
      <text:p text:style-name="Standard"><text:span text:style-name="Strong_20_Emphasis"><text:span text:style-name="T9"/></text:span></text:p>
      <text:p text:style-name="P22"><text:span text:style-name="Strong_20_Emphasis"><text:span text:style-name="T10">En sonunda 3 batarya verisinide birleştirdim.</text:span></text:span></text:p>
      <text:p text:style-name="P14"/>
      <text:p text:style-name="P16"/>
      <text:h text:style-name="Heading_20_2" text:outline-level="2">Keşifsel Veri Analizi (EDA) Sonuçları</text:h>
      <text:p text:style-name="P13">Bütün bataryalar için pycaret adındaki automl aracını kullanarak açıklayıcı veri analizi yaptım.<text:span text:style-name="T19">Aklınıza gelebilecek bütün ölçümler orada mevcuttur.</text:span></text:p>
      <text:p text:style-name="P13">(pazartesi gördüğüm için hızlıca model çıkarabilmek adına automl aracı kullandım)</text:p>
      <text:p text:style-name="P18"><text:a xlink:type="simple" xlink:href="https://github.com/SirmaXX/yed_mulakat/tree/main/verianalizi/Eda_raporları" text:style-name="Internet_20_link" text:visited-style-name="Visited_20_Internet_20_Link">https://github.com/SirmaXX/yed_mulakat/tree/main/verianalizi/Eda_raporlar%C4%B1</text:a></text:p>
      <text:p text:style-name="P18"/>
      <text:p text:style-name="P20">Zaten değişken sayımız az olduğu için <text:s/>ve diğer çalışmalardada bütün değişkenleri kullandıkları için bende o şekilde ilerledim.<text:span text:style-name="T21">(Soh ve soc değişkenlerinin neredeyse bütün değişkenlerle yüksek korelasyonu mevcut)</text:span></text:p>
      <text:p text:style-name="P18"/>
      <text:p text:style-name="P18"/>
      <text:list text:continue-list="list2858451359" text:style-name="WWNum9">
        <text:list-item>
          <text:list>
            <text:list-header>
              <text:p text:style-name="P37"/>
            </text:list-header>
          </text:list>
        </text:list-item>
      </text:list>
      <text:h text:style-name="Heading_20_2" text:outline-level="2">Model Geliştirme Süreci ve Performans Metrikleri</text:h>
      <text:p text:style-name="P21">Burada rmse ve mse değerle<text:span text:style-name="T21">rini göz</text:span> önünde bulundu<text:span text:style-name="T21">rdum.(ikisi zaten birbirinin kökü ve karesi) </text:span>.<text:span text:style-name="T23">Ek olarak 2,3 çalışmalardada değerlendirme yaparken rmse ve mae göz önünde bulundurulmuş.</text:span></text:p>
      <text:p text:style-name="P24">Model geliştirmek adına <text:s/>flaml adında bir automl frameworkü kullandım.</text:p>
      <text:p text:style-name="P24">Automl frameworkünde en iyi yöntemi <text:span text:style-name="T22">karar ağaçları olarak belirledi.(rmse değeri 0.004)</text:span></text:p>
      <text:p text:style-name="P9">NOT:Bu tip durumlarda cross validation gibi yöntemler uygulanır,test verisi miktarı arttırılır ve veri temizliğine incelemeye gidilir.</text:p>
      <text:p text:style-name="P26">Fakat ben lstm 1 ve 2.kaynakları göz önüne alarak lstm tabanlı algoritmayı kullandım.<text:span text:style-name="T25">Rmse değerleri daha yüksekte olsa ,karar ağaçları metoduna nazaran daha kullanışlı bir method diğer çalışmalardan ek olarak.</text:span></text:p>
      <text:p text:style-name="P26">1.Çalışmanın <text:span text:style-name="T24">sonuç (conclusion) bölümünde </text:span><text:s text:c="2"/><text:span text:style-name="T17">“This could be due to the tendency of LSTMs to require extensive</text:span></text:p>
      <text:p text:style-name="P27">hyperparameter tuning and large datasets for optimal performance, whereas RF and SCG are more robust with</text:p>
      <text:p text:style-name="P27">limited data. However, deep learning models like LSTM and RNN might still be preferable in scenarios involving</text:p>
      <text:p text:style-name="P27">highly time-dependent degradation patterns, where sequential modeling plays a critical role” </text:p>
      <text:p text:style-name="P26"/>
      <text:p text:style-name="P27">“, LSTM'lerin optimum performans için kapsamlı</text:p>
      <text:p text:style-name="P27">hiperparametre ayarı ve büyük veri setleri gerektirme eğilimi olabilirken, RF ve SCG</text:p>
      <text:p text:style-name="P27"><text:soft-page-break/>sınırlı verilerle daha sağlamdır. Bununla birlikte, LSTM ve RNN gibi derin öğrenme modelleri, sıralı modellemenin kritik bir rol oynadığı</text:p>
      <text:p text:style-name="P27">yüksek oranda zamana bağlı bozulma modellerini içeren senaryolarda hala tercih edilebilir”</text:p>
      <text:p text:style-name="P26"/>
      <text:p text:style-name="P26">şeklindeki paragrafta ek bir şekilde yaptığım süreci destekliyor.</text:p>
      <text:p text:style-name="P11">NOT:Literatürdeki veya başka çalışmaların yöntemlerini kullanma sebeplerimden bir tanesi burada güç elektroniği ile çalışıyor olmanız.Bir hatada kullanıcı ya da teknisyenin zarar görmemesi adına bu şekilde ilerliyorum.!</text:p>
      <text:p text:style-name="P10"/>
      <text:h text:style-name="P29" text:outline-level="1">YAZILIM GELİŞTİRME BÖLÜMÜ</text:h>
      <text:p text:style-name="P12">Yazılımın geliştirme bölümünü<text:span text:style-name="T21">nde <text:s/>backend için fastap</text:span><text:span text:style-name="T22">i ve frontend için svelte seçtim .</text:span></text:p>
      <text:p text:style-name="P25">Sebepleri </text:p>
      <text:p text:style-name="P25">1.FastAPI seçme sebebim ,Python üzerinden veri analizi yapıldığı için fastapi kullanarak daha kolay implementasyon yapabilirim.</text:p>
      <text:p text:style-name="P25">2.Svelte seçme sebebim ,react vb frameworklerin aksine çok daha basit ve kullanışlı olmasıdır.</text:p>
      <text:h text:style-name="Heading_20_2" text:outline-level="2">REST API Tasarımı ve Demo Uygulaması Açıklaması</text:h>
      <text:p text:style-name="P38">Eğer <text:span text:style-name="T26">vakit verme şansınız olursa <text:s/>request limitleme ve <text:s/>open telemetry üzerinde jaeuger üzerinden,sistemi monitorize edebilirim.</text:span></text:p>
      <text:h text:style-name="Heading_20_2" text:outline-level="2">Üretken AI Araçlarının Kullanımı :</text:h>
      <text:p text:style-name="P2">Üretken yapay zeka aracı olarak chatgpt ve deepseek kullandım.Deepseek adlı aracı kod geliştirme tarafında <text:s/>componentlerin demosunu kodlamada yardımcı olarak kullandım.</text:p>
      <text:p text:style-name="P2">Chatgpt’yi ise fikir alışverişi ve component geliştirme tarafında kullandım.</text:p>
      <text:h text:style-name="P30" text:outline-level="1"><text:span text:style-name="T2">Bütün Ö</text:span>neriler</text:h>
      <text:h text:style-name="P31" text:outline-level="2">Yazılım tarafı için öneriler</text:h>
      <text:p text:style-name="P5">1-Daha fazla süre imkanı olduğu taktirde bir sunucuya prometheus kurarak ,open telemetr<text:span text:style-name="T13">y </text:span>üzerinden web uygulamasını monitorize edebiliriz.<text:span text:style-name="T13">(Not:şuan jaeger kullanarakta test requestlerini inceleyebilirsiniz)</text:span></text:p>
      <text:p text:style-name="P5">2- Daha fazla süre imkanı olduğu taktirde,zaman serisi süreçlerinide işleterek <text:span text:style-name="T13">bilgi çıkarımında bulunabilirim</text:span></text:p>
      <text:p text:style-name="P17">3-Yazılım tarafında daha fazla unit test,entegrasyon testi <text:s/>ve stres testi yapabilirim.</text:p>
      <text:p text:style-name="P17"/>
      <text:p text:style-name="P17"/>
      <text:h text:style-name="Heading_20_2" text:outline-level="2"><text:soft-page-break/>Gerçek Dünya Entegrasyonu Önerileri</text:h>
      <text:p text:style-name="P8">Ürün kataloğu:https://yedt.com.tr/wp-content/uploads/2024/11/urunkatalog.pdf</text:p>
      <text:p text:style-name="P3">Verdiğiniz <text:span text:style-name="T1">task </text:span><text:span text:style-name="T5">üzerinden tahminde bulunduğumuzda</text:span><text:span text:style-name="T1"> ,sizlerde benimle aynı fikirleri düşündüğünüze eminim.</text:span><text:span text:style-name="T5">Acd teknoloji ile ortak olduğunuzu düşünürsek ,bu tip sistemler onlarda mevcut olduğunu biliyorum <text:s/>ancak genede yazıyorum.</text:span><text:span text:style-name="T1">Bu fikirleri ürünlerinizi inceleyerek ve elinizdeki imkanlara bağlı olarak yazıyorum.</text:span></text:p>
      <text:p text:style-name="P3"/>
      <text:p text:style-name="P4"><text:span text:style-name="T3">1.fikir:</text:span>Mobil uyumlu bir website üzerinden veya ayrı <text:span text:style-name="T2">uygulama programlayarak</text:span> <text:span text:style-name="T2">ufak bir vps ve internete bağlı board üzerinden cihazdan server’a request <text:s/>atarak bir veri ambarı oluşturulabilir .</text:span></text:p>
      <text:p text:style-name="P5">Bununla beraber harita vb araçlarla görselleştirme yaparak bir yönetim paneli oluşturulabiliriz.[Benzer proje<text:span text:style-name="T23">de</text:span> tecrübem mevcuttur.]</text:p>
      <text:p text:style-name="P5"/>
      <text:p text:style-name="P5"><text:span text:style-name="T3">2.fikir : </text:span>1.fikri müşterilere ek paket olarak satabiliriz.(Çok büyük müşterilerin bu tip ihtiyaçları olucaktır)</text:p>
      <text:p text:style-name="P6"><text:span text:style-name="T4">3</text:span><text:span text:style-name="T3">.fikir : </text:span><text:span text:style-name="T7">Bu veri ambarı oluşturma ve web uygulama geliştirme sürecini cihazların bakımı için oluşturabiliriz.Örneğin cihazlarını satın alan kuruma ücretsiz uygulama desteği vererek ,bakım zamanı bize veya müşteriye sms üzerinden bildirebiliriz.Bir adet vps ve bir sms serveri (toplu sms satın alarak) ile bu mümkün. </text:span><text:span text:style-name="T6">[Benzer proje</text:span><text:span text:style-name="T11">de</text:span><text:span text:style-name="T6"> tecrübem mevcuttur.]</text:span></text:p>
      <text:p text:style-name="P7"><text:span text:style-name="T5">4.</text:span>fikir:<text:span text:style-name="T6">Muhtelemen </text:span><text:span text:style-name="T8">k</text:span><text:span text:style-name="T6">ullandığınız <text:s/></text:span><text:span text:style-name="T8">elektronik kartlar </text:span><text:span text:style-name="T6">standart olduğu için ,anakart tamiri vs durumlar için görüntü işleyerek arızalı parça tespiti yapılabilir.</text:span></text:p>
      <text:p text:style-name="P23">Yüzyüze görüşebildiğimiz taktirde daha fazla fikir sunabilirim.</text:p>
      <text:h text:style-name="P3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epSeek-CJK-patch" svg:font-family="DeepSeek-CJK-patch, Inter, system-ui, apple-system, BlinkMacSystemFont, 'Segoe UI', Roboto, 'Noto Sans', Ubuntu, Cantarell, 'Helvetica Neue', Oxygen, 'Open Sans', sans-serif"/>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21:59:28.474735044</meta:creation-date>
    <dc:date>2025-04-11T13:10:04.602839890</dc:date>
    <meta:editing-duration>PT1H40M23S</meta:editing-duration>
    <meta:editing-cycles>11</meta:editing-cycles>
    <meta:generator>LibreOffice/24.2.7.2$Linux_X86_64 LibreOffice_project/420$Build-2</meta:generator>
    <meta:document-statistic meta:table-count="0" meta:image-count="0" meta:object-count="0" meta:page-count="5" meta:paragraph-count="104" meta:word-count="1052" meta:character-count="8652" meta:non-whitespace-character-count="7708"/>
  </office:meta>
</office:document-meta>
</file>